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3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4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4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4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4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4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4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4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3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4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10"/>
          <table:table-cell table:style-name="ce11" office:value-type="string">
            <text:p>Tâches</text:p>
          </table:table-cell>
          <table:table-cell table:style-name="ce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6">
          <table:table-cell table:style-name="ce10" office:value-type="string">
            <text:p>1.2.5 </text:p>
          </table:table-cell>
          <table:table-cell table:style-name="ce12" office:value-type="string">
            <text:p>#31 Etuge de la gestion énergétique </text:p>
          </table:table-cell>
          <table:table-cell table:style-name="ce14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1.3.1 </text:p>
          </table:table-cell>
          <table:table-cell table:style-name="ce13" office:value-type="string">
            <text:p>#14 Achat / Acquisition </text:p>
          </table:table-cell>
          <table:table-cell table:style-name="ce14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10" office:value-type="string">
            <text:p>1.3.2 </text:p>
          </table:table-cell>
          <table:table-cell table:style-name="ce13" office:value-type="string">
            <text:p>#12 Financement / Validation </text:p>
          </table:table-cell>
          <table:table-cell table:style-name="ce14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10" office:value-type="string">
            <text:p>2.2.1 </text:p>
          </table:table-cell>
          <table:table-cell table:style-name="ce13" office:value-type="string">
            <text:p>#38 Conception Ampli (ORcad)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2.2.2 </text:p>
          </table:table-cell>
          <table:table-cell table:style-name="ce13" office:value-type="string">
            <text:p>#39 Simulation Circuit (Orcad)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2.3.1 </text:p>
          </table:table-cell>
          <table:table-cell table:style-name="ce13" office:value-type="string">
            <text:p>#40 Appro Matos </text:p>
          </table:table-cell>
          <table:table-cell table:style-name="ce14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2.3.2 </text:p>
          </table:table-cell>
          <table:table-cell table:style-name="ce13" office:value-type="string">
            <text:p>#41 Assemblage </text:p>
          </table:table-cell>
          <table:table-cell table:style-name="ce14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10" office:value-type="string">
            <text:p>2.4.1 </text:p>
          </table:table-cell>
          <table:table-cell table:style-name="ce13" office:value-type="string">
            <text:p>#42 Simu Proto1 </text:p>
          </table:table-cell>
          <table:table-cell table:style-name="ce14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3.1.2 </text:p>
          </table:table-cell>
          <table:table-cell table:style-name="ce13" office:value-type="string">
            <text:p>#47 Fab Ampli1 (amp+Ard+Hp) </text:p>
          </table:table-cell>
          <table:table-cell table:style-name="ce14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3.1.3 </text:p>
          </table:table-cell>
          <table:table-cell table:style-name="ce13" office:value-type="string">
            <text:p>#48 Simulation Ampli1 </text:p>
          </table:table-cell>
          <table:table-cell table:style-name="ce14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10" office:value-type="string">
            <text:p>4.1.1 </text:p>
          </table:table-cell>
          <table:table-cell table:style-name="ce13" office:value-type="string">
            <text:p>#53 Brochage Shield Wifi </text:p>
          </table:table-cell>
          <table:table-cell table:style-name="ce14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4.1.2 </text:p>
          </table:table-cell>
          <table:table-cell table:style-name="ce13" office:value-type="string">
            <text:p>#54 Soudures Shield Wifi </text:p>
          </table:table-cell>
          <table:table-cell table:style-name="ce14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4.2.5 </text:p>
          </table:table-cell>
          <table:table-cell table:style-name="ce13" office:value-type="string">
            <text:p>#73 Utilisation nc - com pc1/pc2 filaire </text:p>
          </table:table-cell>
          <table:table-cell table:style-name="ce14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10" office:value-type="string">
            <text:p>4.2.6 </text:p>
          </table:table-cell>
          <table:table-cell table:style-name="ce13" office:value-type="string">
            <text:p>#74 Utilisation nc - com pc1/pc2 wifi </text:p>
          </table:table-cell>
          <table:table-cell table:style-name="ce14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15"/>
          <table:table-cell table:style-name="ce16" office:value-type="string">
            <text:p>Tâches</text:p>
          </table:table-cell>
          <table:table-cell table:style-name="ce17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8" office:value-type="string">
            <text:p>sprint result</text:p>
          </table:table-cell>
        </table:table-row>
        <table:table-row table:style-name="ro1">
          <table:table-cell table:style-name="ce15" office:value-type="string">
            <text:p>4.2.2 </text:p>
          </table:table-cell>
          <table:table-cell office:value-type="string">
            <text:p>#56 @ip/DHCP </text:p>
          </table:table-cell>
          <table:table-cell table:style-name="ce1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15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15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15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17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15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1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7">
          <table:table-cell/>
          <table:table-cell office:value-type="string">
            <text:p>#78 apprentissage nouveau module wifi</text:p>
          </table:table-cell>
          <table:table-cell table:style-name="ce17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17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5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15"/>
          <table:table-cell table:style-name="ce16" office:value-type="string">
            <text:p>Tâches</text:p>
          </table:table-cell>
          <table:table-cell table:style-name="ce17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8" office:value-type="string">
            <text:p>Sprint result</text:p>
          </table:table-cell>
        </table:table-row>
        <table:table-row table:style-name="ro6">
          <table:table-cell table:style-name="ce15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17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6.2.1 </text:p>
          </table:table-cell>
          <table:table-cell office:value-type="string">
            <text:p>#63 Son vers Sortie Casque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7.2.2</text:p>
          </table:table-cell>
          <table:table-cell table:style-name="ce19" office:value-type="string">
            <text:p>IHM Avancee </text:p>
          </table:table-cell>
          <table:table-cell table:style-name="ce17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31 Etuge de la gestion énergétique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84 Achat antenne pour dpac</text:p>
          </table:table-cell>
          <table:table-cell table:style-name="ce17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83 Modification AOP RtoR</text:p>
          </table:table-cell>
          <table:table-cell table:style-name="ce17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85 Création class diffusion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86 Création class traitement signal(data 8bits vers 12bits)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#87 Résoudre problèmatique de l'horloge Arduino/Android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4.2.1 </text:p>
          </table:table-cell>
          <table:table-cell office:value-type="string">
            <text:p>#55 Definition Mode de connexion 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4.3.1 </text:p>
          </table:table-cell>
          <table:table-cell office:value-type="string">
            <text:p>#58 Prog Mode Connexion </text:p>
          </table:table-cell>
          <table:table-cell table:style-name="ce17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4.3.2 </text:p>
          </table:table-cell>
          <table:table-cell office:value-type="string">
            <text:p>#59 Transmission Data uC/Carte </text:p>
          </table:table-cell>
          <table:table-cell table:style-name="ce17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5.1.1 </text:p>
          </table:table-cell>
          <table:table-cell office:value-type="string">
            <text:p>#66 Définition des besoins apli smart</text:p>
          </table:table-cell>
          <table:table-cell table:style-name="ce17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5.1.2 </text:p>
          </table:table-cell>
          <table:table-cell office:value-type="string">
            <text:p>#67 création mockup 3 boutons(quitter/écoute/diffusion/+zone log).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5.2.2 </text:p>
          </table:table-cell>
          <table:table-cell office:value-type="string">
            <text:p>#65 Connexion module guitare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6.1.2 </text:p>
          </table:table-cell>
          <table:table-cell office:value-type="string">
            <text:p>#62 Validation reception en console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5"/>
          <table:table-cell office:value-type="string">
            <text:p>#80 affichage toast pour chaque bouton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8.1.2 </text:p>
          </table:table-cell>
          <table:table-cell office:value-type="string">
            <text:p>#71 Diagramme séquence/activité 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 office:value-type="string">
            <text:p>8.1.3 </text:p>
          </table:table-cell>
          <table:table-cell office:value-type="string">
            <text:p>#72 Diagramme de classe </text:p>
          </table:table-cell>
          <table:table-cell table:style-name="ce17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5"/>
          <table:table-cell office:value-type="string">
            <text:p>#76 Fonction échantillonnage 12bit vers 2x8bits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5"/>
          <table:table-cell office:value-type="string">
            <text:p>#77 Envoi texte vers rs232 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/>
          <table:table-cell office:value-type="string">
            <text:p>#79 Envoi vers rs 232 échantillonnage sur 8bits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/>
          <table:table-cell office:value-type="string">
            <text:p>#81 création class écoute(socket si tcp)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5"/>
          <table:table-cell office:value-type="string">
            <text:p>#82 affichage texte en provenance arduino dans log.</text:p>
          </table:table-cell>
          <table:table-cell table:style-name="ce17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30])" office:value-type="float" office:value="162">
            <text:p>162</text:p>
          </table:table-cell>
          <table:table-cell table:number-columns-repeated="14"/>
          <table:table-cell table:style-name="ce20" table:formula="of:=SUM([.R2:.R30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21T10:24:17</dc:date>
    <dc:creator>th3fr33man </dc:creator>
    <meta:editing-duration>PT21M12S</meta:editing-duration>
    <meta:editing-cycles>7</meta:editing-cycles>
    <meta:generator>LibreOffice/3.5$Linux_X86_64 LibreOffice_project/350m1$Build-2</meta:generator>
    <meta:document-statistic meta:table-count="6" meta:cell-count="698" meta:object-count="0"/>
  </office:meta>
</office:document-meta>
</file>